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xUtilsTests.simpleM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MBeanImpl.my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UtilsTests.getAttributeNameWithoutStrictCa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xUtilsTests.simpleMBeanThroughInheri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xUtilsTests.locatePlatformMBeanServ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andardMBeanImpl.add( int x ,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UtilsTests.isMBeanWithDynamicM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xUtilsTests.isMBeanWithStandardMBeanInheri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Test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MBeanImpl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UtilsTests.simpleMX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Test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MBeanImpl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mxUtilsTests.isMBeanWithStandardMBean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MBeanImp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ndardMBean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UtilsTests.isM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ndardMBeanImpl.dontExpos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mxUtilsTests.notAnM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UtilsTests.appendIdentityToOb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oX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UtilsTests.getAttributeNameWithStrictCa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ndardMBeanImpl.StandardMBean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